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string" calcext:value-type="string">
            <text:p>0.5376</text:p>
          </table:table-cell>
          <table:table-cell office:value-type="string" calcext:value-type="string">
            <text:p>15684.25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string" calcext:value-type="string">
            <text:p>0.5389</text:p>
          </table:table-cell>
          <table:table-cell office:value-type="string" calcext:value-type="string">
            <text:p>15297.2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string" calcext:value-type="string">
            <text:p>0.5181</text:p>
          </table:table-cell>
          <table:table-cell office:value-type="string" calcext:value-type="string">
            <text:p>15328.41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string" calcext:value-type="string">
            <text:p>0.4937</text:p>
          </table:table-cell>
          <table:table-cell office:value-type="string" calcext:value-type="string">
            <text:p>15475.1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string" calcext:value-type="string">
            <text:p>0.4362</text:p>
          </table:table-cell>
          <table:table-cell office:value-type="string" calcext:value-type="string">
            <text:p>14818.3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string" calcext:value-type="string">
            <text:p>0.4932</text:p>
          </table:table-cell>
          <table:table-cell office:value-type="string" calcext:value-type="string">
            <text:p>15579.93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15590.02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string" calcext:value-type="string">
            <text:p>0.4051</text:p>
          </table:table-cell>
          <table:table-cell office:value-type="string" calcext:value-type="string">
            <text:p>14144.01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14023.53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string" calcext:value-type="string">
            <text:p>0.3722</text:p>
          </table:table-cell>
          <table:table-cell office:value-type="string" calcext:value-type="string">
            <text:p>13549.63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string" calcext:value-type="string">
            <text:p>0.3843</text:p>
          </table:table-cell>
          <table:table-cell office:value-type="string" calcext:value-type="string">
            <text:p>13761.49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string" calcext:value-type="string">
            <text:p>0.3808</text:p>
          </table:table-cell>
          <table:table-cell office:value-type="string" calcext:value-type="string">
            <text:p>13791.0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string" calcext:value-type="string">
            <text:p>0.3886</text:p>
          </table:table-cell>
          <table:table-cell office:value-type="string" calcext:value-type="string">
            <text:p>13560.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string" calcext:value-type="string">
            <text:p>0.4103</text:p>
          </table:table-cell>
          <table:table-cell office:value-type="string" calcext:value-type="string">
            <text:p>13455.69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string" calcext:value-type="string">
            <text:p>0.4526</text:p>
          </table:table-cell>
          <table:table-cell office:value-type="string" calcext:value-type="string">
            <text:p>13266.4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string" calcext:value-type="string">
            <text:p>0.4544</text:p>
          </table:table-cell>
          <table:table-cell office:value-type="string" calcext:value-type="string">
            <text:p>13636.16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string" calcext:value-type="string">
            <text:p>0.4445</text:p>
          </table:table-cell>
          <table:table-cell office:value-type="string" calcext:value-type="string">
            <text:p>13052.1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string" calcext:value-type="string">
            <text:p>0.4413</text:p>
          </table:table-cell>
          <table:table-cell office:value-type="string" calcext:value-type="string">
            <text:p>13029.64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string" calcext:value-type="string">
            <text:p>0.4274</text:p>
          </table:table-cell>
          <table:table-cell office:value-type="string" calcext:value-type="string">
            <text:p>13111.73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2923.0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string" calcext:value-type="string">
            <text:p>0.4181</text:p>
          </table:table-cell>
          <table:table-cell office:value-type="string" calcext:value-type="string">
            <text:p>12968.84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string" calcext:value-type="string">
            <text:p>0.4274</text:p>
          </table:table-cell>
          <table:table-cell office:value-type="string" calcext:value-type="string">
            <text:p>12780.75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string" calcext:value-type="string">
            <text:p>0.3828</text:p>
          </table:table-cell>
          <table:table-cell office:value-type="string" calcext:value-type="string">
            <text:p>11910.0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string" calcext:value-type="string">
            <text:p>0.4068</text:p>
          </table:table-cell>
          <table:table-cell office:value-type="string" calcext:value-type="string">
            <text:p>11751.4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string" calcext:value-type="string">
            <text:p>0.4112</text:p>
          </table:table-cell>
          <table:table-cell office:value-type="string" calcext:value-type="string">
            <text:p>11503.14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string" calcext:value-type="string">
            <text:p>0.4221</text:p>
          </table:table-cell>
          <table:table-cell office:value-type="string" calcext:value-type="string">
            <text:p>11360.3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string" calcext:value-type="string">
            <text:p>0.4119</text:p>
          </table:table-cell>
          <table:table-cell office:value-type="string" calcext:value-type="string">
            <text:p>11319.24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string" calcext:value-type="string">
            <text:p>0.4361</text:p>
          </table:table-cell>
          <table:table-cell office:value-type="string" calcext:value-type="string">
            <text:p>11505.1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string" calcext:value-type="string">
            <text:p>0.4431</text:p>
          </table:table-cell>
          <table:table-cell office:value-type="string" calcext:value-type="string">
            <text:p>11417.89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string" calcext:value-type="string">
            <text:p>0.4609</text:p>
          </table:table-cell>
          <table:table-cell office:value-type="string" calcext:value-type="string">
            <text:p>11420.57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string" calcext:value-type="string">
            <text:p>0.4414</text:p>
          </table:table-cell>
          <table:table-cell office:value-type="string" calcext:value-type="string">
            <text:p>11528.24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1369.02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string" calcext:value-type="string">
            <text:p>0.4522</text:p>
          </table:table-cell>
          <table:table-cell office:value-type="string" calcext:value-type="string">
            <text:p>11293.22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string" calcext:value-type="string">
            <text:p>0.4345</text:p>
          </table:table-cell>
          <table:table-cell office:value-type="string" calcext:value-type="string">
            <text:p>11050.64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string" calcext:value-type="string">
            <text:p>0.4121</text:p>
          </table:table-cell>
          <table:table-cell office:value-type="string" calcext:value-type="string">
            <text:p>10925.44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string" calcext:value-type="string">
            <text:p>0.3957</text:p>
          </table:table-cell>
          <table:table-cell office:value-type="string" calcext:value-type="string">
            <text:p>10666.4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string" calcext:value-type="string">
            <text:p>0.3965</text:p>
          </table:table-cell>
          <table:table-cell office:value-type="string" calcext:value-type="string">
            <text:p>10599.65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string" calcext:value-type="string">
            <text:p>0.4281</text:p>
          </table:table-cell>
          <table:table-cell office:value-type="string" calcext:value-type="string">
            <text:p>10792.2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string" calcext:value-type="string">
            <text:p>0.4191</text:p>
          </table:table-cell>
          <table:table-cell office:value-type="string" calcext:value-type="string">
            <text:p>10666.62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string" calcext:value-type="string">
            <text:p>0.4277</text:p>
          </table:table-cell>
          <table:table-cell office:value-type="string" calcext:value-type="string">
            <text:p>10542.07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string" calcext:value-type="string">
            <text:p>0.4226</text:p>
          </table:table-cell>
          <table:table-cell office:value-type="string" calcext:value-type="string">
            <text:p>10570.4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string" calcext:value-type="string">
            <text:p>0.4342</text:p>
          </table:table-cell>
          <table:table-cell office:value-type="string" calcext:value-type="string">
            <text:p>10619.13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string" calcext:value-type="string">
            <text:p>0.4467</text:p>
          </table:table-cell>
          <table:table-cell office:value-type="string" calcext:value-type="string">
            <text:p>10776.59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string" calcext:value-type="string">
            <text:p>0.4462</text:p>
          </table:table-cell>
          <table:table-cell office:value-type="string" calcext:value-type="string">
            <text:p>10840.5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string" calcext:value-type="string">
            <text:p>0.4509</text:p>
          </table:table-cell>
          <table:table-cell office:value-type="string" calcext:value-type="string">
            <text:p>10696.11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string" calcext:value-type="string">
            <text:p>0.4684</text:p>
          </table:table-cell>
          <table:table-cell office:value-type="string" calcext:value-type="string">
            <text:p>10774.26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string" calcext:value-type="string">
            <text:p>0.4975</text:p>
          </table:table-cell>
          <table:table-cell office:value-type="string" calcext:value-type="string">
            <text:p>10728.59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string" calcext:value-type="string">
            <text:p>0.4977</text:p>
          </table:table-cell>
          <table:table-cell office:value-type="string" calcext:value-type="string">
            <text:p>10686.57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string" calcext:value-type="string">
            <text:p>0.3994</text:p>
          </table:table-cell>
          <table:table-cell office:value-type="string" calcext:value-type="string">
            <text:p>10736.33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10241.46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string" calcext:value-type="string">
            <text:p>0.4101</text:p>
          </table:table-cell>
          <table:table-cell office:value-type="string" calcext:value-type="string">
            <text:p>10529.61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string" calcext:value-type="string">
            <text:p>0.4073</text:p>
          </table:table-cell>
          <table:table-cell office:value-type="string" calcext:value-type="string">
            <text:p>10417.22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string" calcext:value-type="string">
            <text:p>0.4516</text:p>
          </table:table-cell>
          <table:table-cell office:value-type="string" calcext:value-type="string">
            <text:p>10920.28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string" calcext:value-type="string">
            <text:p>0.4694</text:p>
          </table:table-cell>
          <table:table-cell office:value-type="string" calcext:value-type="string">
            <text:p>11080.64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string" calcext:value-type="string">
            <text:p>0.4652</text:p>
          </table:table-cell>
          <table:table-cell office:value-type="string" calcext:value-type="string">
            <text:p>10933.4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string" calcext:value-type="string">
            <text:p>0.4709</text:p>
          </table:table-cell>
          <table:table-cell office:value-type="string" calcext:value-type="string">
            <text:p>10940.0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string" calcext:value-type="string">
            <text:p>0.4832</text:p>
          </table:table-cell>
          <table:table-cell office:value-type="string" calcext:value-type="string">
            <text:p>10954.01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string" calcext:value-type="string">
            <text:p>0.4965</text:p>
          </table:table-cell>
          <table:table-cell office:value-type="string" calcext:value-type="string">
            <text:p>10785.23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string" calcext:value-type="string">
            <text:p>0.4948</text:p>
          </table:table-cell>
          <table:table-cell office:value-type="string" calcext:value-type="string">
            <text:p>10671.77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string" calcext:value-type="string">
            <text:p>0.4968</text:p>
          </table:table-cell>
          <table:table-cell office:value-type="string" calcext:value-type="string">
            <text:p>10332.84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0440.67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0387.8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string" calcext:value-type="string">
            <text:p>0.4902</text:p>
          </table:table-cell>
          <table:table-cell office:value-type="string" calcext:value-type="string">
            <text:p>10336.86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string" calcext:value-type="string">
            <text:p>0.4619</text:p>
          </table:table-cell>
          <table:table-cell office:value-type="string" calcext:value-type="string">
            <text:p>10219.29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string" calcext:value-type="string">
            <text:p>0.4418</text:p>
          </table:table-cell>
          <table:table-cell office:value-type="string" calcext:value-type="string">
            <text:p>10126.66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string" calcext:value-type="string">
            <text:p>0.4631</text:p>
          </table:table-cell>
          <table:table-cell office:value-type="string" calcext:value-type="string">
            <text:p>10373.45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string" calcext:value-type="string">
            <text:p>0.4689</text:p>
          </table:table-cell>
          <table:table-cell office:value-type="string" calcext:value-type="string">
            <text:p>10255.89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string" calcext:value-type="string">
            <text:p>0.4509</text:p>
          </table:table-cell>
          <table:table-cell office:value-type="string" calcext:value-type="string">
            <text:p>10166.69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string" calcext:value-type="string">
            <text:p>0.4973</text:p>
          </table:table-cell>
          <table:table-cell office:value-type="string" calcext:value-type="string">
            <text:p>10446.25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string" calcext:value-type="string">
            <text:p>0.4639</text:p>
          </table:table-cell>
          <table:table-cell office:value-type="string" calcext:value-type="string">
            <text:p>10138.29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string" calcext:value-type="string">
            <text:p>0.5659</text:p>
          </table:table-cell>
          <table:table-cell office:value-type="string" calcext:value-type="string">
            <text:p>11388.54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string" calcext:value-type="string">
            <text:p>0.6003</text:p>
          </table:table-cell>
          <table:table-cell office:value-type="string" calcext:value-type="string">
            <text:p>11921.9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string" calcext:value-type="string">
            <text:p>0.5959</text:p>
          </table:table-cell>
          <table:table-cell office:value-type="string" calcext:value-type="string">
            <text:p>11649.51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string" calcext:value-type="string">
            <text:p>0.6206</text:p>
          </table:table-cell>
          <table:table-cell office:value-type="string" calcext:value-type="string">
            <text:p>11711.17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string" calcext:value-type="string">
            <text:p>0.6194</text:p>
          </table:table-cell>
          <table:table-cell office:value-type="string" calcext:value-type="string">
            <text:p>11465.84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string" calcext:value-type="string">
            <text:p>0.6101</text:p>
          </table:table-cell>
          <table:table-cell office:value-type="string" calcext:value-type="string">
            <text:p>11526.9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string" calcext:value-type="string">
            <text:p>0.5921</text:p>
          </table:table-cell>
          <table:table-cell office:value-type="string" calcext:value-type="string">
            <text:p>11330.3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1461.42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1318.42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11748.19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string" calcext:value-type="string">
            <text:p>0.6695</text:p>
          </table:table-cell>
          <table:table-cell office:value-type="string" calcext:value-type="string">
            <text:p>11648.1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11663.51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string" calcext:value-type="string">
            <text:p>0.6388</text:p>
          </table:table-cell>
          <table:table-cell office:value-type="string" calcext:value-type="string">
            <text:p>11531.23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string" calcext:value-type="string">
            <text:p>0.5988</text:p>
          </table:table-cell>
          <table:table-cell office:value-type="string" calcext:value-type="string">
            <text:p>11853.54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string" calcext:value-type="string">
            <text:p>0.5687</text:p>
          </table:table-cell>
          <table:table-cell office:value-type="string" calcext:value-type="string">
            <text:p>11754.38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string" calcext:value-type="string">
            <text:p>0.6062</text:p>
          </table:table-cell>
          <table:table-cell office:value-type="string" calcext:value-type="string">
            <text:p>11945.1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string" calcext:value-type="string">
            <text:p>0.6188</text:p>
          </table:table-cell>
          <table:table-cell office:value-type="string" calcext:value-type="string">
            <text:p>12281.15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string" calcext:value-type="string">
            <text:p>0.6283</text:p>
          </table:table-cell>
          <table:table-cell office:value-type="string" calcext:value-type="string">
            <text:p>11910.99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string" calcext:value-type="string">
            <text:p>0.6204</text:p>
          </table:table-cell>
          <table:table-cell office:value-type="string" calcext:value-type="string">
            <text:p>11852.4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string" calcext:value-type="string">
            <text:p>0.6399</text:p>
          </table:table-cell>
          <table:table-cell office:value-type="string" calcext:value-type="string">
            <text:p>11760.55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string" calcext:value-type="string">
            <text:p>0.6306</text:p>
          </table:table-cell>
          <table:table-cell office:value-type="string" calcext:value-type="string">
            <text:p>11779.77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string" calcext:value-type="string">
            <text:p>0.6343</text:p>
          </table:table-cell>
          <table:table-cell office:value-type="string" calcext:value-type="string">
            <text:p>11564.34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1392.09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1892.9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string" calcext:value-type="string">
            <text:p>0.5992</text:p>
          </table:table-cell>
          <table:table-cell office:value-type="string" calcext:value-type="string">
            <text:p>11681.69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string" calcext:value-type="string">
            <text:p>0.5947</text:p>
          </table:table-cell>
          <table:table-cell office:value-type="string" calcext:value-type="string">
            <text:p>11761.02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string" calcext:value-type="string">
            <text:p>0.5599</text:p>
          </table:table-cell>
          <table:table-cell office:value-type="string" calcext:value-type="string">
            <text:p>11594.36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string" calcext:value-type="string">
            <text:p>0.5389</text:p>
          </table:table-cell>
          <table:table-cell office:value-type="string" calcext:value-type="string">
            <text:p>11762.4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string" calcext:value-type="string">
            <text:p>0.5342</text:p>
          </table:table-cell>
          <table:table-cell office:value-type="string" calcext:value-type="string">
            <text:p>11744.91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string" calcext:value-type="string">
            <text:p>0.5429</text:p>
          </table:table-cell>
          <table:table-cell office:value-type="string" calcext:value-type="string">
            <text:p>11191.99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string" calcext:value-type="string">
            <text:p>0.5576</text:p>
          </table:table-cell>
          <table:table-cell office:value-type="string" calcext:value-type="string">
            <text:p>11219.68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string" calcext:value-type="string">
            <text:p>0.5436</text:p>
          </table:table-cell>
          <table:table-cell office:value-type="string" calcext:value-type="string">
            <text:p>11071.36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string" calcext:value-type="string">
            <text:p>0.5639</text:p>
          </table:table-cell>
          <table:table-cell office:value-type="string" calcext:value-type="string">
            <text:p>11801.1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string" calcext:value-type="string">
            <text:p>0.5516</text:p>
          </table:table-cell>
          <table:table-cell office:value-type="string" calcext:value-type="string">
            <text:p>11335.46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1099.79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string" calcext:value-type="string">
            <text:p>0.5642</text:p>
          </table:table-cell>
          <table:table-cell office:value-type="string" calcext:value-type="string">
            <text:p>11100.52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string" calcext:value-type="string">
            <text:p>0.5652</text:p>
          </table:table-cell>
          <table:table-cell office:value-type="string" calcext:value-type="string">
            <text:p>10906.27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string" calcext:value-type="string">
            <text:p>0.5583</text:p>
          </table:table-cell>
          <table:table-cell office:value-type="string" calcext:value-type="string">
            <text:p>11029.96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string" calcext:value-type="string">
            <text:p>0.6104</text:p>
          </table:table-cell>
          <table:table-cell office:value-type="string" calcext:value-type="string">
            <text:p>9931.54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string" calcext:value-type="string">
            <text:p>0.6017</text:p>
          </table:table-cell>
          <table:table-cell office:value-type="string" calcext:value-type="string">
            <text:p>9700.42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string" calcext:value-type="string">
            <text:p>0.5942</text:p>
          </table:table-cell>
          <table:table-cell office:value-type="string" calcext:value-type="string">
            <text:p>9538.1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string" calcext:value-type="string">
            <text:p>0.6006</text:p>
          </table:table-cell>
          <table:table-cell office:value-type="string" calcext:value-type="string">
            <text:p>9603.2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string" calcext:value-type="string">
            <text:p>0.6038</text:p>
          </table:table-cell>
          <table:table-cell office:value-type="string" calcext:value-type="string">
            <text:p>9518.16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string" calcext:value-type="string">
            <text:p>0.6295</text:p>
          </table:table-cell>
          <table:table-cell office:value-type="string" calcext:value-type="string">
            <text:p>9390.0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string" calcext:value-type="string">
            <text:p>0.6658</text:p>
          </table:table-cell>
          <table:table-cell office:value-type="string" calcext:value-type="string">
            <text:p>9160.78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9208.99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string" calcext:value-type="string">
            <text:p>0.6085</text:p>
          </table:table-cell>
          <table:table-cell office:value-type="string" calcext:value-type="string">
            <text:p>9170.3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9154.31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string" calcext:value-type="string">
            <text:p>0.5827</text:p>
          </table:table-cell>
          <table:table-cell office:value-type="string" calcext:value-type="string">
            <text:p>9133.72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string" calcext:value-type="string">
            <text:p>0.5664</text:p>
          </table:table-cell>
          <table:table-cell office:value-type="string" calcext:value-type="string">
            <text:p>9197.6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9255.85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string" calcext:value-type="string">
            <text:p>0.5722</text:p>
          </table:table-cell>
          <table:table-cell office:value-type="string" calcext:value-type="string">
            <text:p>9242.61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string" calcext:value-type="string">
            <text:p>0.6321</text:p>
          </table:table-cell>
          <table:table-cell office:value-type="string" calcext:value-type="string">
            <text:p>9303.31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9234.0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string" calcext:value-type="string">
            <text:p>0.6429</text:p>
          </table:table-cell>
          <table:table-cell office:value-type="string" calcext:value-type="string">
            <text:p>9288.34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string" calcext:value-type="string">
            <text:p>0.5909</text:p>
          </table:table-cell>
          <table:table-cell office:value-type="string" calcext:value-type="string">
            <text:p>9232.42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string" calcext:value-type="string">
            <text:p>0.5687</text:p>
          </table:table-cell>
          <table:table-cell office:value-type="string" calcext:value-type="string">
            <text:p>9436.06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9257.4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string" calcext:value-type="string">
            <text:p>0.4768</text:p>
          </table:table-cell>
          <table:table-cell office:value-type="string" calcext:value-type="string">
            <text:p>9342.4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string" calcext:value-type="string">
            <text:p>0.4619</text:p>
          </table:table-cell>
          <table:table-cell office:value-type="string" calcext:value-type="string">
            <text:p>9069.41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string" calcext:value-type="string">
            <text:p>0.4499</text:p>
          </table:table-cell>
          <table:table-cell office:value-type="string" calcext:value-type="string">
            <text:p>9135.0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string" calcext:value-type="string">
            <text:p>0.4427</text:p>
          </table:table-cell>
          <table:table-cell office:value-type="string" calcext:value-type="string">
            <text:p>9057.79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9086.54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string" calcext:value-type="string">
            <text:p>0.4235</text:p>
          </table:table-cell>
          <table:table-cell office:value-type="string" calcext:value-type="string">
            <text:p>9231.99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9138.08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string" calcext:value-type="string">
            <text:p>0.4473</text:p>
          </table:table-cell>
          <table:table-cell office:value-type="string" calcext:value-type="string">
            <text:p>9192.93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string" calcext:value-type="string">
            <text:p>0.4525</text:p>
          </table:table-cell>
          <table:table-cell office:value-type="string" calcext:value-type="string">
            <text:p>9116.16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string" calcext:value-type="string">
            <text:p>0.4448</text:p>
          </table:table-cell>
          <table:table-cell office:value-type="string" calcext:value-type="string">
            <text:p>9012.0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string" calcext:value-type="string">
            <text:p>0.4813</text:p>
          </table:table-cell>
          <table:table-cell office:value-type="string" calcext:value-type="string">
            <text:p>9162.2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string" calcext:value-type="string">
            <text:p>0.5007</text:p>
          </table:table-cell>
          <table:table-cell office:value-type="string" calcext:value-type="string">
            <text:p>9249.49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string" calcext:value-type="string">
            <text:p>0.5101</text:p>
          </table:table-cell>
          <table:table-cell office:value-type="string" calcext:value-type="string">
            <text:p>9298.33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string" calcext:value-type="string">
            <text:p>0.4995</text:p>
          </table:table-cell>
          <table:table-cell office:value-type="string" calcext:value-type="string">
            <text:p>9624.33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string" calcext:value-type="string">
            <text:p>0.4925</text:p>
          </table:table-cell>
          <table:table-cell office:value-type="string" calcext:value-type="string">
            <text:p>9685.69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9294.69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string" calcext:value-type="string">
            <text:p>0.4535</text:p>
          </table:table-cell>
          <table:table-cell office:value-type="string" calcext:value-type="string">
            <text:p>9358.95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string" calcext:value-type="string">
            <text:p>0.4762</text:p>
          </table:table-cell>
          <table:table-cell office:value-type="string" calcext:value-type="string">
            <text:p>9310.23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string" calcext:value-type="string">
            <text:p>0.4607</text:p>
          </table:table-cell>
          <table:table-cell office:value-type="string" calcext:value-type="string">
            <text:p>9386.32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string" calcext:value-type="string">
            <text:p>0.5279</text:p>
          </table:table-cell>
          <table:table-cell office:value-type="string" calcext:value-type="string">
            <text:p>9465.13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string" calcext:value-type="string">
            <text:p>0.4317</text:p>
          </table:table-cell>
          <table:table-cell office:value-type="string" calcext:value-type="string">
            <text:p>9526.97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426.05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string" calcext:value-type="string">
            <text:p>0.3744</text:p>
          </table:table-cell>
          <table:table-cell office:value-type="string" calcext:value-type="string">
            <text:p>9342.1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string" calcext:value-type="string">
            <text:p>0.3988</text:p>
          </table:table-cell>
          <table:table-cell office:value-type="string" calcext:value-type="string">
            <text:p>9473.34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string" calcext:value-type="string">
            <text:p>0.3703</text:p>
          </table:table-cell>
          <table:table-cell office:value-type="string" calcext:value-type="string">
            <text:p>9464.96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string" calcext:value-type="string">
            <text:p>0.3472</text:p>
          </table:table-cell>
          <table:table-cell office:value-type="string" calcext:value-type="string">
            <text:p>9278.88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string" calcext:value-type="string">
            <text:p>0.4019</text:p>
          </table:table-cell>
          <table:table-cell office:value-type="string" calcext:value-type="string">
            <text:p>9885.22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string" calcext:value-type="string">
            <text:p>0.3591</text:p>
          </table:table-cell>
          <table:table-cell office:value-type="string" calcext:value-type="string">
            <text:p>9772.44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string" calcext:value-type="string">
            <text:p>0.3601</text:p>
          </table:table-cell>
          <table:table-cell office:value-type="string" calcext:value-type="string">
            <text:p>9782.0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string" calcext:value-type="string">
            <text:p>0.3556</text:p>
          </table:table-cell>
          <table:table-cell office:value-type="string" calcext:value-type="string">
            <text:p>9746.99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string" calcext:value-type="string">
            <text:p>0.3664</text:p>
          </table:table-cell>
          <table:table-cell office:value-type="string" calcext:value-type="string">
            <text:p>9666.85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string" calcext:value-type="string">
            <text:p>0.3686</text:p>
          </table:table-cell>
          <table:table-cell office:value-type="string" calcext:value-type="string">
            <text:p>9621.17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string" calcext:value-type="string">
            <text:p>0.3536</text:p>
          </table:table-cell>
          <table:table-cell office:value-type="string" calcext:value-type="string">
            <text:p>9788.14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string" calcext:value-type="string">
            <text:p>0.3546</text:p>
          </table:table-cell>
          <table:table-cell office:value-type="string" calcext:value-type="string">
            <text:p>9666.32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string" calcext:value-type="string">
            <text:p>0.3406</text:p>
          </table:table-cell>
          <table:table-cell office:value-type="string" calcext:value-type="string">
            <text:p>9518.02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string" calcext:value-type="string">
            <text:p>0.3546</text:p>
          </table:table-cell>
          <table:table-cell office:value-type="string" calcext:value-type="string">
            <text:p>10202.71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string" calcext:value-type="string">
            <text:p>0.3359</text:p>
          </table:table-cell>
          <table:table-cell office:value-type="string" calcext:value-type="string">
            <text:p>9448.27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string" calcext:value-type="string">
            <text:p>0.3466</text:p>
          </table:table-cell>
          <table:table-cell office:value-type="string" calcext:value-type="string">
            <text:p>9697.72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string" calcext:value-type="string">
            <text:p>0.3306</text:p>
          </table:table-cell>
          <table:table-cell office:value-type="string" calcext:value-type="string">
            <text:p>9426.6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string" calcext:value-type="string">
            <text:p>0.3371</text:p>
          </table:table-cell>
          <table:table-cell office:value-type="string" calcext:value-type="string">
            <text:p>9575.87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string" calcext:value-type="string">
            <text:p>0.3209</text:p>
          </table:table-cell>
          <table:table-cell office:value-type="string" calcext:value-type="string">
            <text:p>9204.07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string" calcext:value-type="string">
            <text:p>0.3236</text:p>
          </table:table-cell>
          <table:table-cell office:value-type="string" calcext:value-type="string">
            <text:p>8841.0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string" calcext:value-type="string">
            <text:p>0.3346</text:p>
          </table:table-cell>
          <table:table-cell office:value-type="string" calcext:value-type="string">
            <text:p>8900.35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8718.14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string" calcext:value-type="string">
            <text:p>0.3366</text:p>
          </table:table-cell>
          <table:table-cell office:value-type="string" calcext:value-type="string">
            <text:p>9179.01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string" calcext:value-type="string">
            <text:p>0.3266</text:p>
          </table:table-cell>
          <table:table-cell office:value-type="string" calcext:value-type="string">
            <text:p>9170.0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string" calcext:value-type="string">
            <text:p>0.3039</text:p>
          </table:table-cell>
          <table:table-cell office:value-type="string" calcext:value-type="string">
            <text:p>9067.51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string" calcext:value-type="string">
            <text:p>0.3214</text:p>
          </table:table-cell>
          <table:table-cell office:value-type="string" calcext:value-type="string">
            <text:p>9511.43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string" calcext:value-type="string">
            <text:p>0.3183</text:p>
          </table:table-cell>
          <table:table-cell office:value-type="string" calcext:value-type="string">
            <text:p>9775.13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string" calcext:value-type="string">
            <text:p>0.3182</text:p>
          </table:table-cell>
          <table:table-cell office:value-type="string" calcext:value-type="string">
            <text:p>9733.93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string" calcext:value-type="string">
            <text:p>0.3095</text:p>
          </table:table-cell>
          <table:table-cell office:value-type="string" calcext:value-type="string">
            <text:p>9681.11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string" calcext:value-type="string">
            <text:p>0.3034</text:p>
          </table:table-cell>
          <table:table-cell office:value-type="string" calcext:value-type="string">
            <text:p>9380.81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string" calcext:value-type="string">
            <text:p>0.2938</text:p>
          </table:table-cell>
          <table:table-cell office:value-type="string" calcext:value-type="string">
            <text:p>9315.96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string" calcext:value-type="string">
            <text:p>0.3078</text:p>
          </table:table-cell>
          <table:table-cell office:value-type="string" calcext:value-type="string">
            <text:p>9791.97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string" calcext:value-type="string">
            <text:p>0.3122</text:p>
          </table:table-cell>
          <table:table-cell office:value-type="string" calcext:value-type="string">
            <text:p>9309.35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string" calcext:value-type="string">
            <text:p>0.2985</text:p>
          </table:table-cell>
          <table:table-cell office:value-type="string" calcext:value-type="string">
            <text:p>8810.99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string" calcext:value-type="string">
            <text:p>0.2797</text:p>
          </table:table-cell>
          <table:table-cell office:value-type="string" calcext:value-type="string">
            <text:p>8562.04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string" calcext:value-type="string">
            <text:p>0.2875</text:p>
          </table:table-cell>
          <table:table-cell office:value-type="string" calcext:value-type="string">
            <text:p>8722.77</text:p>
          </table:table-cell>
        </table:table-row>
        <table:table-row table:style-name="ro1">
          <table:table-cell office:value-type="string" calcext:value-type="string">
            <text:p>2020-05-10</text:p>
          </table:table-cell>
          <table:table-cell office:value-type="string" calcext:value-type="string">
            <text:p>0.3211</text:p>
          </table:table-cell>
          <table:table-cell office:value-type="string" calcext:value-type="string">
            <text:p>9539.1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string" calcext:value-type="string">
            <text:p>0.3228</text:p>
          </table:table-cell>
          <table:table-cell office:value-type="string" calcext:value-type="string">
            <text:p>9800.02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string" calcext:value-type="string">
            <text:p>0.3135</text:p>
          </table:table-cell>
          <table:table-cell office:value-type="string" calcext:value-type="string">
            <text:p>9986.3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string" calcext:value-type="string">
            <text:p>0.3086</text:p>
          </table:table-cell>
          <table:table-cell office:value-type="string" calcext:value-type="string">
            <text:p>9143.4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string" calcext:value-type="string">
            <text:p>0.3217</text:p>
          </table:table-cell>
          <table:table-cell office:value-type="string" calcext:value-type="string">
            <text:p>9021.36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string" calcext:value-type="string">
            <text:p>0.3258</text:p>
          </table:table-cell>
          <table:table-cell office:value-type="string" calcext:value-type="string">
            <text:p>8871.92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string" calcext:value-type="string">
            <text:p>0.3302</text:p>
          </table:table-cell>
          <table:table-cell office:value-type="string" calcext:value-type="string">
            <text:p>8894.15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 office:value-type="string" calcext:value-type="string">
            <text:p>0.3328</text:p>
          </table:table-cell>
          <table:table-cell office:value-type="string" calcext:value-type="string">
            <text:p>8972.58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 office:value-type="string" calcext:value-type="string">
            <text:p>0.3287</text:p>
          </table:table-cell>
          <table:table-cell office:value-type="string" calcext:value-type="string">
            <text:p>8825.67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string" calcext:value-type="string">
            <text:p>0.3172</text:p>
          </table:table-cell>
          <table:table-cell office:value-type="string" calcext:value-type="string">
            <text:p>8620.0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8778.58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string" calcext:value-type="string">
            <text:p>0.3333</text:p>
          </table:table-cell>
          <table:table-cell office:value-type="string" calcext:value-type="string">
            <text:p>7738.58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string" calcext:value-type="string">
            <text:p>0.3308</text:p>
          </table:table-cell>
          <table:table-cell office:value-type="string" calcext:value-type="string">
            <text:p>7773.51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string" calcext:value-type="string">
            <text:p>0.3187</text:p>
          </table:table-cell>
          <table:table-cell office:value-type="string" calcext:value-type="string">
            <text:p>7693.1</text:p>
          </table:table-cell>
        </table:table-row>
        <table:table-row table:style-name="ro1">
          <table:table-cell office:value-type="string" calcext:value-type="string">
            <text:p>2020-04-26</text:p>
          </table:table-cell>
          <table:table-cell office:value-type="string" calcext:value-type="string">
            <text:p>0.3213</text:p>
          </table:table-cell>
          <table:table-cell office:value-type="string" calcext:value-type="string">
            <text:p>7539.03</text:p>
          </table:table-cell>
        </table:table-row>
        <table:table-row table:style-name="ro1">
          <table:table-cell office:value-type="string" calcext:value-type="string">
            <text:p>2020-04-25</text:p>
          </table:table-cell>
          <table:table-cell office:value-type="string" calcext:value-type="string">
            <text:p>0.3153</text:p>
          </table:table-cell>
          <table:table-cell office:value-type="string" calcext:value-type="string">
            <text:p>7505.0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string" calcext:value-type="string">
            <text:p>0.3055</text:p>
          </table:table-cell>
          <table:table-cell office:value-type="string" calcext:value-type="string">
            <text:p>7483.96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string" calcext:value-type="string">
            <text:p>0.2944</text:p>
          </table:table-cell>
          <table:table-cell office:value-type="string" calcext:value-type="string">
            <text:p>7125.12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string" calcext:value-type="string">
            <text:p>0.2834</text:p>
          </table:table-cell>
          <table:table-cell office:value-type="string" calcext:value-type="string">
            <text:p>6841.36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string" calcext:value-type="string">
            <text:p>0.2877</text:p>
          </table:table-cell>
          <table:table-cell office:value-type="string" calcext:value-type="string">
            <text:p>6828.98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string" calcext:value-type="string">
            <text:p>0.3051</text:p>
          </table:table-cell>
          <table:table-cell office:value-type="string" calcext:value-type="string">
            <text:p>7121.4</text:p>
          </table:table-cell>
        </table:table-row>
        <table:table-row table:style-name="ro1">
          <table:table-cell office:value-type="string" calcext:value-type="string">
            <text:p>2020-04-19</text:p>
          </table:table-cell>
          <table:table-cell office:value-type="string" calcext:value-type="string">
            <text:p>0.3202</text:p>
          </table:table-cell>
          <table:table-cell office:value-type="string" calcext:value-type="string">
            <text:p>7248.6</text:p>
          </table:table-cell>
        </table:table-row>
        <table:table-row table:style-name="ro1">
          <table:table-cell office:value-type="string" calcext:value-type="string">
            <text:p>2020-04-18</text:p>
          </table:table-cell>
          <table:table-cell office:value-type="string" calcext:value-type="string">
            <text:p>0.3001</text:p>
          </table:table-cell>
          <table:table-cell office:value-type="string" calcext:value-type="string">
            <text:p>7026.78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7101.99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string" calcext:value-type="string">
            <text:p>0.2827</text:p>
          </table:table-cell>
          <table:table-cell office:value-type="string" calcext:value-type="string">
            <text:p>6621.25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string" calcext:value-type="string">
            <text:p>0.2836</text:p>
          </table:table-cell>
          <table:table-cell office:value-type="string" calcext:value-type="string">
            <text:p>6868.57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string" calcext:value-type="string">
            <text:p>0.2744</text:p>
          </table:table-cell>
          <table:table-cell office:value-type="string" calcext:value-type="string">
            <text:p>6838.04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string" calcext:value-type="string">
            <text:p>0.2694</text:p>
          </table:table-cell>
          <table:table-cell office:value-type="string" calcext:value-type="string">
            <text:p>6903.79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string" calcext:value-type="string">
            <text:p>0.2711</text:p>
          </table:table-cell>
          <table:table-cell office:value-type="string" calcext:value-type="string">
            <text:p>6876.84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string" calcext:value-type="string">
            <text:p>0.2663</text:p>
          </table:table-cell>
          <table:table-cell office:value-type="string" calcext:value-type="string">
            <text:p>6858.92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string" calcext:value-type="string">
            <text:p>0.2921</text:p>
          </table:table-cell>
          <table:table-cell office:value-type="string" calcext:value-type="string">
            <text:p>7283.5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string" calcext:value-type="string">
            <text:p>0.2881</text:p>
          </table:table-cell>
          <table:table-cell office:value-type="string" calcext:value-type="string">
            <text:p>7360.26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7197.32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string" calcext:value-type="string">
            <text:p>0.2913</text:p>
          </table:table-cell>
          <table:table-cell office:value-type="string" calcext:value-type="string">
            <text:p>7329.9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6772.78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string" calcext:value-type="string">
            <text:p>0.2777</text:p>
          </table:table-cell>
          <table:table-cell office:value-type="string" calcext:value-type="string">
            <text:p>6857.41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string" calcext:value-type="string">
            <text:p>0.2785</text:p>
          </table:table-cell>
          <table:table-cell office:value-type="string" calcext:value-type="string">
            <text:p>6732.97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string" calcext:value-type="string">
            <text:p>0.2571</text:p>
          </table:table-cell>
          <table:table-cell office:value-type="string" calcext:value-type="string">
            <text:p>6793.86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string" calcext:value-type="string">
            <text:p>0.2616</text:p>
          </table:table-cell>
          <table:table-cell office:value-type="string" calcext:value-type="string">
            <text:p>6643.36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string" calcext:value-type="string">
            <text:p>0.2567</text:p>
          </table:table-cell>
          <table:table-cell office:value-type="string" calcext:value-type="string">
            <text:p>6412.14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string" calcext:value-type="string">
            <text:p>0.2395</text:p>
          </table:table-cell>
          <table:table-cell office:value-type="string" calcext:value-type="string">
            <text:p>6394.45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string" calcext:value-type="string">
            <text:p>0.2185</text:p>
          </table:table-cell>
          <table:table-cell office:value-type="string" calcext:value-type="string">
            <text:p>5880.5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string" calcext:value-type="string">
            <text:p>0.2407</text:p>
          </table:table-cell>
          <table:table-cell office:value-type="string" calcext:value-type="string">
            <text:p>6236.65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string" calcext:value-type="string">
            <text:p>0.2335</text:p>
          </table:table-cell>
          <table:table-cell office:value-type="string" calcext:value-type="string">
            <text:p>6359.11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string" calcext:value-type="string">
            <text:p>0.2558</text:p>
          </table:table-cell>
          <table:table-cell office:value-type="string" calcext:value-type="string">
            <text:p>6737.27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string" calcext:value-type="string">
            <text:p>0.2509</text:p>
          </table:table-cell>
          <table:table-cell office:value-type="string" calcext:value-type="string">
            <text:p>6677.42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string" calcext:value-type="string">
            <text:p>0.2511</text:p>
          </table:table-cell>
          <table:table-cell office:value-type="string" calcext:value-type="string">
            <text:p>6744.69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string" calcext:value-type="string">
            <text:p>0.2721</text:p>
          </table:table-cell>
          <table:table-cell office:value-type="string" calcext:value-type="string">
            <text:p>6465.25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string" calcext:value-type="string">
            <text:p>0.2286</text:p>
          </table:table-cell>
          <table:table-cell office:value-type="string" calcext:value-type="string">
            <text:p>5816.05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6187.04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string" calcext:value-type="string">
            <text:p>0.2469</text:p>
          </table:table-cell>
          <table:table-cell office:value-type="string" calcext:value-type="string">
            <text:p>6204.57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string" calcext:value-type="string">
            <text:p>0.2776</text:p>
          </table:table-cell>
          <table:table-cell office:value-type="string" calcext:value-type="string">
            <text:p>6162.05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string" calcext:value-type="string">
            <text:p>0.2088</text:p>
          </table:table-cell>
          <table:table-cell office:value-type="string" calcext:value-type="string">
            <text:p>5393.26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string" calcext:value-type="string">
            <text:p>0.1892</text:p>
          </table:table-cell>
          <table:table-cell office:value-type="string" calcext:value-type="string">
            <text:p>5312.64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string" calcext:value-type="string">
            <text:p>0.1718</text:p>
          </table:table-cell>
          <table:table-cell office:value-type="string" calcext:value-type="string">
            <text:p>5028.86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string" calcext:value-type="string">
            <text:p>0.1938</text:p>
          </table:table-cell>
          <table:table-cell office:value-type="string" calcext:value-type="string">
            <text:p>5360.33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172.48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string" calcext:value-type="string">
            <text:p>0.1863</text:p>
          </table:table-cell>
          <table:table-cell office:value-type="string" calcext:value-type="string">
            <text:p>5576.05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string" calcext:value-type="string">
            <text:p>0.1556</text:p>
          </table:table-cell>
          <table:table-cell office:value-type="string" calcext:value-type="string">
            <text:p>4800.01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string" calcext:value-type="string">
            <text:p>0.3136</text:p>
          </table:table-cell>
          <table:table-cell office:value-type="string" calcext:value-type="string">
            <text:p>7934.58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string" calcext:value-type="string">
            <text:p>0.3315</text:p>
          </table:table-cell>
          <table:table-cell office:value-type="string" calcext:value-type="string">
            <text:p>7894.57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string" calcext:value-type="string">
            <text:p>0.3257</text:p>
          </table:table-cell>
          <table:table-cell office:value-type="string" calcext:value-type="string">
            <text:p>7929.87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string" calcext:value-type="string">
            <text:p>0.3255</text:p>
          </table:table-cell>
          <table:table-cell office:value-type="string" calcext:value-type="string">
            <text:p>8034.76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office:value-type="string" calcext:value-type="string">
            <text:p>0.3832</text:p>
          </table:table-cell>
          <table:table-cell office:value-type="string" calcext:value-type="string">
            <text:p>8885.25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office:value-type="string" calcext:value-type="string">
            <text:p>0.4075</text:p>
          </table:table-cell>
          <table:table-cell office:value-type="string" calcext:value-type="string">
            <text:p>9130.89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string" calcext:value-type="string">
            <text:p>0.3974</text:p>
          </table:table-cell>
          <table:table-cell office:value-type="string" calcext:value-type="string">
            <text:p>9054.64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string" calcext:value-type="string">
            <text:p>0.3854</text:p>
          </table:table-cell>
          <table:table-cell office:value-type="string" calcext:value-type="string">
            <text:p>8750.99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8760.07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string" calcext:value-type="string">
            <text:p>0.3739</text:p>
          </table:table-cell>
          <table:table-cell office:value-type="string" calcext:value-type="string">
            <text:p>8911.18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string" calcext:value-type="string">
            <text:p>0.3488</text:p>
          </table:table-cell>
          <table:table-cell office:value-type="string" calcext:value-type="string">
            <text:p>8530.3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office:value-type="string" calcext:value-type="string">
            <text:p>0.3646</text:p>
          </table:table-cell>
          <table:table-cell office:value-type="string" calcext:value-type="string">
            <text:p>8523.61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office:value-type="string" calcext:value-type="string">
            <text:p>0.3572</text:p>
          </table:table-cell>
          <table:table-cell office:value-type="string" calcext:value-type="string">
            <text:p>8690.8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string" calcext:value-type="string">
            <text:p>0.3655</text:p>
          </table:table-cell>
          <table:table-cell office:value-type="string" calcext:value-type="string">
            <text:p>8823.25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office:value-type="string" calcext:value-type="string">
            <text:p>0.3464</text:p>
          </table:table-cell>
          <table:table-cell office:value-type="string" calcext:value-type="string">
            <text:p>8786.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office:value-type="string" calcext:value-type="string">
            <text:p>0.3904</text:p>
          </table:table-cell>
          <table:table-cell office:value-type="string" calcext:value-type="string">
            <text:p>9316.48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office:value-type="string" calcext:value-type="string">
            <text:p>0.4223</text:p>
          </table:table-cell>
          <table:table-cell office:value-type="string" calcext:value-type="string">
            <text:p>9655.52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string" calcext:value-type="string">
            <text:p>0.4595</text:p>
          </table:table-cell>
          <table:table-cell office:value-type="string" calcext:value-type="string">
            <text:p>9936.4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office:value-type="string" calcext:value-type="string">
            <text:p>0.4513</text:p>
          </table:table-cell>
          <table:table-cell office:value-type="string" calcext:value-type="string">
            <text:p>9650.85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office:value-type="string" calcext:value-type="string">
            <text:p>0.4408</text:p>
          </table:table-cell>
          <table:table-cell office:value-type="string" calcext:value-type="string">
            <text:p>9677.05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office:value-type="string" calcext:value-type="string">
            <text:p>0.4367</text:p>
          </table:table-cell>
          <table:table-cell office:value-type="string" calcext:value-type="string">
            <text:p>9597.21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office:value-type="string" calcext:value-type="string">
            <text:p>0.4565</text:p>
          </table:table-cell>
          <table:table-cell office:value-type="string" calcext:value-type="string">
            <text:p>9594.65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office:value-type="string" calcext:value-type="string">
            <text:p>0.4567</text:p>
          </table:table-cell>
          <table:table-cell office:value-type="string" calcext:value-type="string">
            <text:p>10164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01:02:29.379877923</meta:creation-date>
    <dc:date>2021-07-23T01:04:53.717872166</dc:date>
    <meta:editing-duration>PT2M24S</meta:editing-duration>
    <meta:editing-cycles>1</meta:editing-cycles>
    <meta:document-statistic meta:table-count="1" meta:cell-count="807" meta:object-count="0"/>
    <meta:generator>LibreOffice/6.0.7.3$Linux_X86_64 LibreOffice_project/00m0$Build-3</meta:generator>
  </office:meta>
</office:document-meta>
</file>